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7e8c7" officeooo:paragraph-rsid="0007e8c7"/>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officeooo:paragraph-rsid="00046cca"/>
    </style:style>
    <style:style style:name="P5" style:family="paragraph" style:parent-style-name="Standard">
      <style:text-properties officeooo:paragraph-rsid="000625a7"/>
    </style:style>
    <style:style style:name="P6" style:family="paragraph" style:parent-style-name="Standard">
      <style:text-properties officeooo:paragraph-rsid="0007e8c7"/>
    </style:style>
    <style:style style:name="P7" style:family="paragraph" style:parent-style-name="Text_20_body">
      <style:text-properties officeooo:rsid="0002ace8" officeooo:paragraph-rsid="0002ace8"/>
    </style:style>
    <style:style style:name="P8" style:family="paragraph" style:parent-style-name="Text_20_body" style:master-page-name="">
      <loext:graphic-properties draw:fill="none"/>
      <style:paragraph-properties fo:margin-left="0.25in" fo:margin-right="0in" fo:margin-top="0in" fo:margin-bottom="0.0972in" style:contextual-spacing="false" fo:line-height="115%" fo:text-indent="-0.25in" style:auto-text-indent="false" style:page-number="auto" fo:background-color="transparent"/>
      <style:text-properties officeooo:paragraph-rsid="0007e8c7"/>
    </style:style>
    <style:style style:name="T1" style:family="text">
      <style:text-properties officeooo:rsid="0002ace8"/>
    </style:style>
    <style:style style:name="T2" style:family="text">
      <style:text-properties officeooo:rsid="00046cca"/>
    </style:style>
    <style:style style:name="T3" style:family="text">
      <style:text-properties officeooo:rsid="000625a7"/>
    </style:style>
    <style:style style:name="T4" style:family="text">
      <style:text-properties loext:padding="0.0193in" loext:border="0.06pt solid #e3e3e3"/>
    </style:style>
    <style:style style:name="T5" style:family="text">
      <style:text-properties officeooo:rsid="0007e8c7"/>
    </style:style>
    <style:style style:name="T6" style:family="text">
      <style:text-properties fo:font-style="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tribution of Scrum-Agile Team Roles to the Success of the Travel Program</text:p>
      <text:p text:style-name="P7">Stephen Chryn</text:p>
      <text:p text:style-name="P7">21-Apr-23</text:p>
      <text:p text:style-name="Standard"/>
      <text:p text:style-name="Standard">The Scrum-agile methodology was <text:span text:style-name="T1">a staple</text:span> in the success of <text:span text:style-name="T1">the SNHU </text:span>Travel prog<text:span text:style-name="T1">ram</text:span>, <text:span text:style-name="T1">due in part to the</text:span> effective integration and collaboration of <text:span text:style-name="T1">every</text:span> team role. For instance, the Product Owner played a pivotal role in steering the direction of the project. A memorable example was when they prioritized the development of features aimed at Health and Wellness travel locations, a strategic decision based on emerging market trends and customer feedback. This pivot required quick adjustments from the team, but <text:span text:style-name="T1">would </text:span>ultimately le<text:span text:style-name="T1">a</text:span>d to a highly relevant product offering that met evolving user needs, <text:span text:style-name="T1">had it made its way to the market</text:span>.</text:p>
      <text:h text:style-name="Heading_20_2" text:outline-level="2">How the Scrum-Agile Approach Facilitated Completion of User Stories</text:h>
      <text:p text:style-name="Standard"/>
      <text:p text:style-name="Standard">The iterative nature of the Scrum-agile approach, characterized by regular sprints and constant feedback, was crucial in bringing each user story to completion. By breaking down the development process into manageable <text:span text:style-name="T2">chunks</text:span>, the <text:span text:style-name="T2">I</text:span> was able to focus on specific sets <text:span text:style-name="T2">or areas</text:span> of functionalities at a time, ensuring thorough development, testing, and refinement. This cycle of development, feedback, and improvement was pivotal in addressing user needs accurately and efficiently.<text:line-break/><text:line-break/><text:span text:style-name="T2">A good technique that was used was the layout every User Story in a page of a spreadsheet and explain each aspect of the feature. This included an owner, a passing description and a weight of the feature to be developed.</text:span></text:p>
      <text:p text:style-name="Standard"/>
      <text:h text:style-name="Heading_20_2" text:outline-level="2">Support for Project Completion Amid Direction Changes</text:h>
      <text:p text:style-name="Standard"/>
      <text:p text:style-name="Standard">The flexibility of the Scrum-agile approach was <text:span text:style-name="T2">very</text:span> evident when the project's direction changed. For example, when the Product Owner shifted the team's focus to Health and Wellness travel locations, the agile framework allowed for this sudden shift without derailing the project. The team was able to quickly re-prioritize the product backlog and adjust the sprint planning to accommodate the new direction. <text:span text:style-name="T3">Given the change, the team was able to push out a new Top 5 Wellness Destinations program in less than a week. </text:span>This ability to adapt to changing circumstances without significant loss of progress or morale is a testament to the robustness of the Scrum-agile methodology.</text:p>
      <text:p text:style-name="Standard"/>
      <text:h text:style-name="Heading_20_2" text:outline-level="2"><text:soft-page-break/>Effective Communication within the Team</text:h>
      <text:p text:style-name="Standard"/>
      <text:p text:style-name="P5">Effective communication was a cornerstone of <text:span text:style-name="T3">the</text:span> project's success. One effective practice <text:span text:style-name="T3">in a normal Agile culture would be</text:span> the daily stand-up meetings where each team member briefly shared their progress, plans, and any obstacles they faced. <text:span text:style-name="T3">My team currently has a form of this going where we spend 15 minutes in a different department each day.</text:span> This routine ensu<text:span text:style-name="T3">res</text:span> that everyone <text:span text:style-name="T3">is</text:span> aligned and that any issues <text:span text:style-name="T3">are</text:span> addressed promptly. By encouraging open communication and ensuring all voices were heard, the team collaboratively found a solution that accelerated development and fostered a strong sense of team unity and commitment.</text:p>
      <text:p text:style-name="P4"/>
      <text:p text:style-name="P4">The Testing Team also made significant contributions, particularly in ensuring that the product met both technical standards and user expectations. A specific instance that stands out is when <text:span text:style-name="T3">I</text:span> needed clarification from the Product Owner about certain ambiguous user stories. <text:span text:style-name="T3">I wanted to address how the top 10 list would be ranked, and how popularity would be determined. </text:span>This interaction not only ensured that the features developed were aligned with user expectations but also minimized the risk of rework, thereby enhancing the efficiency of the development process.</text:p>
      <text:h text:style-name="Heading_20_2" text:outline-level="2">Organizational Tools and Scrum-Agile Principles</text:h>
      <text:p text:style-name="Standard"/>
      <text:p text:style-name="P6">Several organizational tools and Scrum principles play critical roles in our <text:span text:style-name="T3">and many others </text:span>success. A project-management tool that I am very comfortable with, as my company does almost everything with Microsoft, is <text:span text:style-name="T5">Azure Boards</text:span>. Azure Boards is a part of the Azure DevOps suite, and it stands out as a <text:span text:style-name="T5">great</text:span> example of an agile project-management tool that significantly enhances communication and coordination within agile teams. Despite my personal distaste for Microsoft products, from firsthand experience <text:span text:style-name="T5">(Chcomley, 2024)</text:span>. <text:span text:style-name="T5">These tools</text:span> effectively supports agile practices by providing comprehensive work item tracking, backlogs, Kanban boards, and sprint planning tools. These features enable teams to visualize work in progress and manage workflows efficiently. The regular Scrum events <text:span text:style-name="T5">like </text:span>Sprint Planning, Daily Stand-ups, Sprint Reviews, and Retrospectives, each contributed to <text:span text:style-name="T5">a</text:span> project's momentum and coherence.</text:p>
      <text:p text:style-name="Standard"/>
      <text:h text:style-name="Heading_20_2" text:outline-level="2">Evaluation of the Scrum-Agile Approach for the SNHU Travel Project</text:h>
      <text:p text:style-name="Standard"/>
      <text:p text:style-name="Standard">Pros:</text:p>
      <text:list text:style-name="L2">
        <text:list-item>
          <text:p text:style-name="P3">Flexibility and Adaptability: The agile approach allowed for quick pivots in strategy, such as the shift to focus on Health and Wellness travel locations.</text:p>
        </text:list-item>
        <text:list-item>
          <text:p text:style-name="P3">Continuous Improvement: Regular feedback loops with stakeholders ensured that the product evolved in a direction that met real user needs.</text:p>
        </text:list-item>
      </text:list>
      <text:p text:style-name="Standard"/>
      <text:p text:style-name="Standard">Cons:</text:p>
      <text:list text:style-name="L1">
        <text:list-item>
          <text:p text:style-name="P2">Resource Intensiveness: The need for constant stakeholder involvement and frequent meetings could be resource-intensive.</text:p>
        </text:list-item>
        <text:list-item>
          <text:p text:style-name="P2">Scope Creep: Agile's flexible nature sometimes led to scope creep, requiring careful backlog management and prioritization.</text:p>
        </text:list-item>
      </text:list>
      <text:p text:style-name="Standard"/>
      <text:p text:style-name="Standard"><text:soft-page-break/>In conclusion, the Scrum-agile approach was ideally suited to the dynamic requirements of the SNHU Travel development project. It facilitated a responsive and adaptive development environment that could accommodate changes in user preferences and market conditions effectively. The benefits, particularly in terms of flexibility and stakeholder satisfaction, outweighed the challenges, making it the appropriate choice for this project.</text:p>
      <text:p text:style-name="Standard"/>
      <text:h text:style-name="P1" text:outline-level="2">References</text:h>
      <text:p text:style-name="P8">Chcomley. (2024, February 1). <text:span text:style-name="T6">What is Azure Boards? - Azure Boards</text:span>. Microsoft Learn. <text:a xlink:type="simple" xlink:href="https://learn.microsoft.com/en-us/azure/devops/boards/get-started/what-is-azure-boards?view=azure-devops" text:style-name="Internet_20_link" text:visited-style-name="Visited_20_Internet_20_Link">https://learn.microsoft.com/en-us/azure/devops/boards/get-started/what-is-azure-boards?view=azure-devop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21:02:58.564163357</meta:creation-date>
    <dc:date>2024-04-21T21:53:25.331547611</dc:date>
    <meta:editing-duration>PT5M11S</meta:editing-duration>
    <meta:editing-cycles>1</meta:editing-cycles>
    <meta:document-statistic meta:table-count="0" meta:image-count="0" meta:object-count="0" meta:page-count="3" meta:paragraph-count="23" meta:word-count="845" meta:character-count="5704" meta:non-whitespace-character-count="4885"/>
    <meta:generator>LibreOffice/24.2.2.2$Linux_X86_64 LibreOffice_project/d56cc158d8a96260b836f100ef4b4ef25d6f1a01</meta:generator>
  </office:meta>
</office:document-meta>
</file>